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4" style:family="paragraph" style:parent-style-name="Text_20_body">
      <style:text-properties officeooo:paragraph-rsid="001442a6"/>
    </style:style>
    <style:style style:name="T1" style:family="text">
      <style:text-properties officeooo:rsid="00144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prérequis </text:h>
      <text:p text:style-name="P4"><text:tab/>- Un ordinateur est obligatoire au fonctionnement de cette application.</text:p>
      <text:p text:style-name="P4"><text:tab/>- Les fichiers nécessaires aux fonctions de java ainsi que le dossier de notre application.</text:p>
      <text:p text:style-name="P4"><text:tab/>- <text:span text:style-name="T1">V</text:span>ous devez <text:span text:style-name="T1">être et </text:span>avoir dans le répertoire courant (où vous lancer l'exécution) le dossier <text:tab/>images<text:tab/> <text:span text:style-name="T1">pour ensuite compiler et exécuter l’application.</text:span></text:p>
      <text:p text:style-name="P4"><text:tab/>- <text:span text:style-name="T1">P</text:span>our compiler lancer la commande : javac @compile.list -d [votre répertoire de <text:tab/>paquetage_class]</text:p>
      <text:p text:style-name="P4"><text:tab/>- <text:span text:style-name="T1">P</text:span>our exécuter : java equipe_34.lesSeigneursDuTemps.Controleur</text:p>
      <text:h text:style-name="P3" text:outline-level="1"/>
      <text:h text:style-name="P3" text:outline-level="1">Scénario A</text:h>
      <text:p text:style-name="P1">Conquéri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<text:soft-page-break/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h text:style-name="P2" text:outline-level="1">Scénario B</text:h>
      <text:p text:style-name="P1">Libére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<text:soft-page-break/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/>
      <text:h text:style-name="Heading_20_2" text:outline-level="2"/>
      <text:p text:style-name="Text_20_body"/>
      <text:h text:style-name="Heading_20_2" text:outline-level="2">3)replacer un anneaux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2" text:outline-level="1"><text:soft-page-break/></text:h>
      <text:h text:style-name="P2" text:outline-level="1"/>
      <text:h text:style-name="P2" text:outline-level="1"/>
      <text:h text:style-name="P2" text:outline-level="1"/>
      <text:h text:style-name="P2" text:outline-level="1"/>
      <text:p text:style-name="P1"/>
      <text:p text:style-name="P1"/>
      <text:p text:style-name="P1"/>
      <text:h text:style-name="P2" text:outline-level="1"/>
      <text:h text:style-name="P2" text:outline-level="1">Scénario C</text:h>
      <text:p text:style-name="P1">Fin de Partie</text:p>
      <text:p text:style-name="Text_20_body"/>
      <text:h text:style-name="Heading_20_2" text:outline-level="2">1)choix action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09:42:09.445000000</dc:date>
    <meta:editing-duration>PT34M50S</meta:editing-duration>
    <meta:editing-cycles>8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69" meta:word-count="435" meta:character-count="2816" meta:non-whitespace-character-count="2427"/>
  </office:meta>
</office:document-meta>
</file>